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7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float" office:value="1.206" calcext:value-type="float">
            <text:p>1,206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float" office:value="1.205" calcext:value-type="float">
            <text:p>1,205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float" office:value="1.395" calcext:value-type="float">
            <text:p>1,395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in_timestep_limit</text:p>
          </table:table-cell>
          <table:table-cell office:value-type="string" calcext:value-type="string">
            <text:p>Abundance of helium left in envelope: 4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float" office:value="1.384" calcext:value-type="float">
            <text:p>1,384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float" office:value="1.397" calcext:value-type="float">
            <text:p>1,397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float" office:value="1.381" calcext:value-type="float">
            <text:p>1,381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.383" calcext:value-type="float">
            <text:p>1,383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float" office:value="1.425" calcext:value-type="float">
            <text:p>1,425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formed around a small silicon core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float" office:value="1.604" calcext:value-type="float">
            <text:p>1,60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.5" calcext:value-type="float">
            <text:p>4,5</text:p>
          </table:table-cell>
          <table:table-cell office:value-type="float" office:value="2.11" calcext:value-type="float">
            <text:p>2,11</text:p>
          </table:table-cell>
          <table:table-cell office:value-type="float" office:value="2.17" calcext:value-type="float">
            <text:p>2,17</text:p>
          </table:table-cell>
          <table:table-cell office:value-type="float" office:value="3.89" calcext:value-type="float">
            <text:p>3,89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2.82" calcext:value-type="float">
            <text:p>2,82</text:p>
          </table:table-cell>
          <table:table-cell office:value-type="float" office:value="4.61" calcext:value-type="float">
            <text:p>4,61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.5" calcext:value-type="float">
            <text:p>6,5</text:p>
          </table:table-cell>
          <table:table-cell office:value-type="float" office:value="3.25" calcext:value-type="float">
            <text:p>3,25</text:p>
          </table:table-cell>
          <table:table-cell office:value-type="float" office:value="3.44" calcext:value-type="float">
            <text:p>3,44</text:p>
          </table:table-cell>
          <table:table-cell office:value-type="float" office:value="5.27" calcext:value-type="float">
            <text:p>5,27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.5" calcext:value-type="float">
            <text:p>7,5</text:p>
          </table:table-cell>
          <table:table-cell office:value-type="float" office:value="3.79" calcext:value-type="float">
            <text:p>3,79</text:p>
          </table:table-cell>
          <table:table-cell office:value-type="float" office:value="3.99" calcext:value-type="float">
            <text:p>3,99</text:p>
          </table:table-cell>
          <table:table-cell office:value-type="float" office:value="5.93" calcext:value-type="float">
            <text:p>5,93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4.55" calcext:value-type="float">
            <text:p>4,55</text:p>
          </table:table-cell>
          <table:table-cell office:value-type="float" office:value="6.54" calcext:value-type="float">
            <text:p>6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2:17:58.90017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30T01:49:52.089944208</dc:date>
    <meta:editing-duration>P7DT18H28M42S</meta:editing-duration>
    <meta:editing-cycles>150</meta:editing-cycles>
    <meta:generator>LibreOffice/6.1.3.2$MacOSX_X86_64 LibreOffice_project/86daf60bf00efa86ad547e59e09d6bb77c699acb</meta:generator>
    <meta:document-statistic meta:table-count="1" meta:cell-count="449" meta:object-count="0"/>
  </office:meta>
</office:document-meta>
</file>